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164f59" officeooo:paragraph-rsid="00164f59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rsid="00164f59" officeooo:paragraph-rsid="00164f59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officeooo:rsid="0026d30e" officeooo:paragraph-rsid="0026d30e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rsid="00322f6b" officeooo:paragraph-rsid="00322f6b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rsid="004e3843" officeooo:paragraph-rsid="004e384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c3f7c" officeooo:paragraph-rsid="001c3f7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3a9c7" officeooo:paragraph-rsid="001c3f7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3a9c7" officeooo:paragraph-rsid="0023a9c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42ea4" officeooo:paragraph-rsid="00242ea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58f24" officeooo:paragraph-rsid="00258f2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48d94b" officeooo:paragraph-rsid="0048d94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322f6b" officeooo:paragraph-rsid="00322f6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9763e" officeooo:paragraph-rsid="00164f5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54096e" officeooo:paragraph-rsid="0054096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weight="bold" officeooo:rsid="00164f59" officeooo:paragraph-rsid="00164f59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64f59" officeooo:paragraph-rsid="0048d94b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64f59" officeooo:paragraph-rsid="0019763e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officeooo:paragraph-rsid="0044d7d6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font-weight="bold" officeooo:rsid="002231c7" officeooo:paragraph-rsid="002231c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font-weight="bold" officeooo:rsid="00258f24" officeooo:paragraph-rsid="00258f2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font-weight="bold" officeooo:rsid="00164f59" officeooo:paragraph-rsid="00164f5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64f59" officeooo:paragraph-rsid="00164f59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64f59" officeooo:paragraph-rsid="00432f57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32f57" officeooo:paragraph-rsid="00432f5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paragraph-rsid="00432f57"/>
    </style:style>
    <style:style style:name="P26" style:family="paragraph" style:parent-style-name="Standard">
      <style:paragraph-properties fo:text-align="justify" style:justify-single-word="false"/>
      <style:text-properties fo:color="#000000" style:font-name="Times New Roman" fo:font-size="12pt" officeooo:paragraph-rsid="00432f57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color="#000000" style:font-name="Times New Roman" fo:font-size="12pt" officeooo:paragraph-rsid="0044d7d6" style:font-size-asian="12pt" style:font-size-complex="12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53316a" officeooo:paragraph-rsid="0053316a" style:font-size-asian="10.5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53316a" officeooo:paragraph-rsid="005331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55e0d3" officeooo:paragraph-rsid="0055e0d3" style:font-size-asian="10.5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Times New Roman" fo:font-size="12pt" fo:font-weight="normal" officeooo:rsid="0055e0d3" officeooo:paragraph-rsid="0055e0d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officeooo:rsid="0054ce28" officeooo:paragraph-rsid="0054ce28" style:font-size-asian="10.5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64f59" officeooo:paragraph-rsid="00164f59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2pt" fo:font-weight="bold" officeooo:rsid="00164f59" officeooo:paragraph-rsid="00164f59" style:font-size-asian="10.5pt" style:font-weight-asian="bold" style:font-size-complex="12pt" style:font-weight-complex="bold"/>
    </style:style>
    <style:style style:name="P35" style:family="paragraph" style:parent-style-name="Standard" style:list-style-name="L1">
      <style:text-properties style:font-name="Times New Roman" officeooo:paragraph-rsid="0053316a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fo:font-weight="bold" officeooo:rsid="00164f59" officeooo:paragraph-rsid="00164f59" style:font-size-asian="14pt" style:font-weight-asian="bold" style:font-size-complex="14pt" style:font-weight-complex="bold"/>
    </style:style>
    <style:style style:name="T1" style:family="text">
      <style:text-properties officeooo:rsid="002d5e38"/>
    </style:style>
    <style:style style:name="T2" style:family="text">
      <style:text-properties officeooo:rsid="0032bd47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officeooo:rsid="00164f59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officeooo:rsid="00432f57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officeooo:rsid="00442e91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officeooo:rsid="004d6d05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 officeooo:rsid="004d6d05" style:font-size-asian="12pt" style:font-size-complex="12pt"/>
    </style:style>
    <style:style style:name="T9" style:family="text">
      <style:text-properties fo:font-variant="normal" fo:text-transform="none" fo:letter-spacing="normal" fo:font-style="normal" fo:font-weight="normal" officeooo:rsid="00164f59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normal" officeooo:rsid="00445ee9" style:font-weight-asian="bold" style:font-weight-complex="bold"/>
    </style:style>
    <style:style style:name="T11" style:family="text">
      <style:text-properties fo:font-variant="normal" fo:text-transform="none" fo:letter-spacing="normal" fo:font-style="normal" fo:font-weight="normal" officeooo:rsid="0048d94b" style:font-weight-asian="bold" style:font-weight-complex="bold"/>
    </style:style>
    <style:style style:name="T12" style:family="text">
      <style:text-properties fo:font-variant="normal" fo:text-transform="none" fo:letter-spacing="normal" fo:font-style="normal" fo:font-weight="normal" officeooo:rsid="004d6d05" style:font-weight-asian="bold" style:font-weight-complex="bold"/>
    </style:style>
    <style:style style:name="T13" style:family="text">
      <style:text-properties fo:color="#000000"/>
    </style:style>
    <style:style style:name="T14" style:family="text">
      <style:text-properties officeooo:rsid="0048d94b"/>
    </style:style>
    <style:style style:name="T15" style:family="text">
      <style:text-properties officeooo:rsid="004d6d05"/>
    </style:style>
    <style:style style:name="T16" style:family="text">
      <style:text-properties fo:font-size="14pt" fo:font-weight="bold" officeooo:rsid="00164f59" style:font-size-asian="14pt" style:font-weight-asian="bold" style:font-size-complex="14pt" style:font-weight-complex="bold"/>
    </style:style>
    <style:style style:name="T17" style:family="text">
      <style:text-properties officeooo:rsid="004d831f"/>
    </style:style>
    <style:style style:name="T18" style:family="text">
      <style:text-properties officeooo:rsid="0053316a"/>
    </style:style>
    <style:style style:name="T19" style:family="text">
      <style:text-properties officeooo:rsid="0054ce28"/>
    </style:style>
    <style:style style:name="T20" style:family="text">
      <style:text-properties officeooo:rsid="0055e0d3"/>
    </style:style>
    <style:style style:name="T21" style:family="text">
      <style:text-properties officeooo:rsid="005704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Statement of Work</text:p>
      <text:p text:style-name="P1"/>
      <text:p text:style-name="P1"/>
      <text:p text:style-name="P1"/>
      <text:p text:style-name="P19">Overview</text:p>
      <text:p text:style-name="P2"/>
      <text:p text:style-name="P32">Cutaway Creations LLC assembles <text:span text:style-name="T21">cutaways for </text:span>engine<text:span text:style-name="T21">s</text:span> and other heavy industry equipment which include<text:span text:style-name="T21">s</text:span> dynamic lighting, sounds, displays, and sometimes interactivity. They are interested in creating a code-base and <text:span text:style-name="T21">a </text:span>flexible hardware approach that can be re-used with some modification project to project. Apsis Science and Tech<text:span text:style-name="T21">n</text:span>ology LLC will develop the hardware and software for one of their near-term engine cutaway projects with this goal in mind.</text:p>
      <text:p text:style-name="P2"/>
      <text:p text:style-name="P20">Work Requirements</text:p>
      <text:p text:style-name="P15"/>
      <text:p text:style-name="P6">Apsis Science and Technology LLC <text:span text:style-name="T2">shall</text:span>:</text:p>
      <text:p text:style-name="P6"/>
      <text:list xml:id="list7367418818830172267" text:style-name="L1">
        <text:list-item>
          <text:p text:style-name="P28">Select a Power Supply Unit (PSU) that can support all of the electronics for th LEDs, Raspberry Pi/Arduino(s), and rotary switch.</text:p>
        </text:list-item>
        <text:list-item>
          <text:p text:style-name="P35"><text:span text:style-name="T18">Determine</text:span> the required wire gauge for power/grounding wire to the LEDs.</text:p>
        </text:list-item>
        <text:list-item>
          <text:p text:style-name="P35"><text:span text:style-name="T18">Design</text:span> an interface between the Raspberry Pi/Arduino(s) for controlling the LEDs and for reading the state of the rotary switch.</text:p>
        </text:list-item>
        <text:list-item>
          <text:p text:style-name="P35"><text:span text:style-name="T18">Develop</text:span> software for the Raspberry Pi/Arduino(s) to control the LEDs. This software will support several different modes, potentially even simple animations, and will be controlled by the state of the rotary switch.</text:p>
        </text:list-item>
        <text:list-item>
          <text:p text:style-name="P35"><text:span text:style-name="T18">Test and </text:span>integrat<text:span text:style-name="T18">e</text:span> the PSU <text:span text:style-name="T18">and </text:span>Raspberry Pi/Arduino(s) assembly with the engine cutaway assembly <text:span text:style-name="T19">to support delivery of a reliable final product.</text:span></text:p>
        </text:list-item>
      </text:list>
      <text:p text:style-name="P7"/>
      <text:p text:style-name="P10"><text:span text:style-name="T15">Cutaway Creations LLC</text:span> <text:span text:style-name="T2">shall</text:span>:</text:p>
      <text:p text:style-name="P10"/>
      <text:list xml:id="list4208535109466132804" text:style-name="L2">
        <text:list-item>
          <text:p text:style-name="P29">Perform all necessary work on the engine cutaway itself, including wiring and integration of the LED strips.</text:p>
        </text:list-item>
        <text:list-item>
          <text:p text:style-name="P29">Purchase or reimburse Apsis Science and Technology LLC for the purchase of all material items required for this project.</text:p>
        </text:list-item>
      </text:list>
      <text:p text:style-name="P7"/>
      <text:p text:style-name="P8">Changes to the scope of work or project requirements must be agreed upon by both Apsis Science and Technology LLC and <text:span text:style-name="T18">Cutaway Creations LLC.</text:span></text:p>
      <text:p text:style-name="P15"/>
      <text:p text:style-name="P21">Location of Work</text:p>
      <text:p text:style-name="P13"/>
      <text:p text:style-name="P14">Work will be performed in the Apsis Science and Technology LLC Arlington VA <text:span text:style-name="T20">office</text:span>, and in the Cutaway Creations LLC Fairfax VA facility.</text:p>
      <text:p text:style-name="P17"/>
      <text:p text:style-name="P21">Period of Performance</text:p>
      <text:p text:style-name="P15"/>
      <text:p text:style-name="P9">The period of performance for this project <text:span text:style-name="T14">runs from the date this contract is signed until April 15th, 2018.</text:span></text:p>
      <text:p text:style-name="P33"/>
      <text:p text:style-name="P21"><text:soft-page-break/>Schedule/Milestones</text:p>
      <text:p text:style-name="P15"/>
      <text:p text:style-name="P30">This is a relatively short project, and as such the key milestone is delivery of the final product to Custom Cutaway LLC's customer in mid-April.</text:p>
      <text:p text:style-name="P16"/>
      <text:p text:style-name="P21">Acceptance Criteria</text:p>
      <text:p text:style-name="P15"/>
      <text:p text:style-name="P11"><text:span text:style-name="T15">Cutaway Creations LLC</text:span> will agree to formally accept the <text:span text:style-name="T15">hardware and software developed by Apsis Science and Technology LLC for this project if the following conditions are met:</text:span></text:p>
      <text:p text:style-name="P11"/>
      <text:list xml:id="list8358393229516327561" text:style-name="L3">
        <text:list-item>
          <text:p text:style-name="P31">The final product can reliably support light-up of the LED strips in any of four modes, controlled by a rotary switch.</text:p>
        </text:list-item>
      </text:list>
      <text:p text:style-name="P15"/>
      <text:p text:style-name="P24">Intellectual Property Ownership</text:p>
      <text:p text:style-name="P23"/>
      <text:p text:style-name="P25"><text:span text:style-name="T4">Apsis Science and Technology LLC</text:span><text:span text:style-name="T3"> agrees that all inventions </text:span><text:span text:style-name="T5">they </text:span><text:span text:style-name="T3">develop</text:span><text:span text:style-name="T4"> a) u</text:span><text:span text:style-name="T3">sing </text:span><text:span text:style-name="T6">Cutaway Creations LLC</text:span><text:span text:style-name="T3">’ equipment, supplies or trade secrets, </text:span><text:span text:style-name="T4">b) r</text:span><text:span text:style-name="T3">esulting from work </text:span><text:span text:style-name="T4">they</text:span><text:span text:style-name="T3"> perform for </text:span><text:span text:style-name="T6">Cutaway Creations LLC</text:span><text:span text:style-name="T3"> or </text:span><text:span text:style-name="T4">c) r</text:span><text:span text:style-name="T3">elate</text:span><text:span text:style-name="T4">d</text:span><text:span text:style-name="T3"> to </text:span><text:span text:style-name="T6">Cutaway Creations LLC'</text:span><text:span text:style-name="T3"> current research and development</text:span><text:span text:style-name="T4"> w</text:span><text:span text:style-name="T3">ill be </text:span><text:span text:style-name="T6">Cutaway Creations LLC'</text:span><text:span text:style-name="T3"> sole and exclusive property, </text:span><text:span text:style-name="T7">and Apsis Science and Technology LLC hereby agree to assign all rights, title and interest in same to </text:span><text:span text:style-name="T8">Cutaway Creations LLC</text:span><text:span text:style-name="T7">, including execution of assignments as requested.</text:span></text:p>
      <text:p text:style-name="P26"/>
      <text:p text:style-name="P27"><text:span text:style-name="T9">Apsis Science and Technology LLC, upon fulfillment of this contract, may disclose to other entities the fact that Apsis Science and Technology LLC has performed </text:span><text:span text:style-name="T12">hardware and</text:span><text:span text:style-name="T11"> software</text:span><text:span text:style-name="T10"> development </text:span><text:span text:style-name="T9">work for </text:span><text:span text:style-name="T12">Cutaway Creations LLC</text:span><text:span text:style-name="T9">, but may not disclose the nature of the work performed without the prior written consent of </text:span><text:span text:style-name="T12">Cutaway Creations LLC</text:span><text:span text:style-name="T9">.</text:span></text:p>
      <text:p text:style-name="P18"><text:span text:style-name="T13"><text:line-break/></text:span><text:span text:style-name="T16">Payment Terms</text:span></text:p>
      <text:p text:style-name="P15"/>
      <text:p text:style-name="P3">It is estimated <text:span text:style-name="T1">that</text:span> Apsis Science and Technology LLC will <text:span text:style-name="T17">require no more than 16 hours </text:span>of engineering time, spread out over the duration of this project, to meet project requirements. Apsis Science and Technology LLC agrees to render the aforementioned engineering services <text:span text:style-name="T17">at a rate of $75/hour for the first 16 hours of engineering time spent on this project, and at a rate of $0/hour for any additional engineering time required. Payment will be made by Cutaway Creations LLC in a timely matter at the conclusion of this project.</text:span></text:p>
      <text:p text:style-name="P3"/>
      <text:p text:style-name="P5">Cutaway Creations LLC:</text:p>
      <text:p text:style-name="P4">Representative's Name (Print) <text:s text:c="4"/>_______________________________</text:p>
      <text:p text:style-name="P4">Represenative's Signature <text:s text:c="11"/>_______________________________</text:p>
      <text:p text:style-name="P4">Date <text:s text:c="44"/>_______________________________</text:p>
      <text:p text:style-name="P3"/>
      <text:p text:style-name="P4">Apsis Science and Technology LLC:</text:p>
      <text:p text:style-name="P4">Representative's Name (Print) <text:s text:c="4"/>_______________________________</text:p>
      <text:p text:style-name="P4">Represenative's Signature <text:s text:c="11"/>_______________________________</text:p>
      <text:p text:style-name="P4">Date <text:s text:c="44"/>_______________________________</text:p>
      <text:p text:style-name="P4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8:02:08.832051774</meta:creation-date>
    <dc:date>2018-03-25T09:42:15.057989797</dc:date>
    <meta:editing-duration>PT5H6M55S</meta:editing-duration>
    <meta:editing-cycles>62</meta:editing-cycles>
    <meta:generator>LibreOffice/4.2.8.2$Linux_X86_64 LibreOffice_project/420m0$Build-2</meta:generator>
    <meta:document-statistic meta:table-count="0" meta:image-count="0" meta:object-count="0" meta:page-count="2" meta:paragraph-count="36" meta:word-count="634" meta:character-count="4299" meta:non-whitespace-character-count="3590"/>
  </office:meta>
</office:document-meta>
</file>